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Helvetica" svg:font-family="Helvetica" style:font-adornments="Обычный" style:font-family-generic="modern" style:font-pitch="variable"/>
    <style:font-face style:name="0" svg:font-family="0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Заголовок_5f_отступ_5f_1">
      <style:text-properties officeooo:paragraph-rsid="002f3e8a"/>
    </style:style>
    <style:style style:name="P2" style:family="paragraph" style:parent-style-name="Заголовок_5f_отступ_5f_1">
      <style:text-properties officeooo:rsid="00368fe4" officeooo:paragraph-rsid="00368fe4"/>
    </style:style>
    <style:style style:name="P3" style:family="paragraph" style:parent-style-name="Заголовок_5f_отступ_5f_1">
      <style:text-properties officeooo:rsid="00395a25" officeooo:paragraph-rsid="00395a25"/>
    </style:style>
    <style:style style:name="P4" style:family="paragraph" style:parent-style-name="Заголовок_5f_отступ_5f_1">
      <style:text-properties officeooo:paragraph-rsid="003c6879"/>
    </style:style>
    <style:style style:name="P5" style:family="paragraph" style:parent-style-name="Пункты_5f_отступ_5f_1" style:list-style-name="L2"/>
    <style:style style:name="P6" style:family="paragraph" style:parent-style-name="Пункты_5f_отступ_5f_1" style:list-style-name="L3"/>
    <style:style style:name="P7" style:family="paragraph" style:parent-style-name="Пункты_5f_отступ_5f_1" style:list-style-name="L11"/>
    <style:style style:name="P8" style:family="paragraph" style:parent-style-name="Пункты_5f_отступ_5f_1" style:list-style-name="L13"/>
    <style:style style:name="P9" style:family="paragraph" style:parent-style-name="Пункты_5f_отступ_5f_1" style:list-style-name="L8"/>
    <style:style style:name="P10" style:family="paragraph" style:parent-style-name="Пункты_5f_отступ_5f_1" style:list-style-name="L9"/>
    <style:style style:name="P11" style:family="paragraph" style:parent-style-name="Мой_20_текст" style:list-style-name="L1"/>
    <style:style style:name="P12" style:family="paragraph" style:parent-style-name="Пункты_5f_отступ_5f_2" style:list-style-name="L10"/>
    <style:style style:name="P13" style:family="paragraph" style:parent-style-name="Пункты_5f_отступ_5f_2" style:list-style-name="L12"/>
    <style:style style:name="P14" style:family="paragraph" style:parent-style-name="Описание_20_функций_5f_отступ_5f_1">
      <style:text-properties officeooo:paragraph-rsid="00350500"/>
    </style:style>
    <style:style style:name="P15" style:family="paragraph" style:parent-style-name="Текст_5f_отступ_5f_1">
      <style:text-properties officeooo:paragraph-rsid="002d9b7e"/>
    </style:style>
    <style:style style:name="P16" style:family="paragraph" style:parent-style-name="Текст_5f_отступ_5f_1">
      <style:text-properties officeooo:paragraph-rsid="002ee13f"/>
    </style:style>
    <style:style style:name="P17" style:family="paragraph" style:parent-style-name="Текст_5f_отступ_5f_1">
      <style:text-properties officeooo:rsid="00368fe4" officeooo:paragraph-rsid="00368fe4"/>
    </style:style>
    <style:style style:name="P18" style:family="paragraph" style:parent-style-name="Текст_5f_отступ_5f_1">
      <style:text-properties officeooo:rsid="00395a25" officeooo:paragraph-rsid="00395a25"/>
    </style:style>
    <style:style style:name="P19" style:family="paragraph" style:parent-style-name="Текст_5f_отступ_5f_1">
      <style:paragraph-properties fo:margin-left="0.499cm" fo:margin-right="0cm" fo:text-indent="0cm" style:auto-text-indent="false"/>
      <style:text-properties officeooo:paragraph-rsid="003c687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07ef"/>
    </style:style>
    <style:style style:name="T3" style:family="text">
      <style:text-properties fo:language="en" fo:country="US" officeooo:rsid="0019d091"/>
    </style:style>
    <style:style style:name="T4" style:family="text">
      <style:text-properties fo:language="en" fo:country="US" officeooo:rsid="001b1c51"/>
    </style:style>
    <style:style style:name="T5" style:family="text">
      <style:text-properties fo:language="en" fo:country="US" officeooo:rsid="001d2f74"/>
    </style:style>
    <style:style style:name="T6" style:family="text">
      <style:text-properties fo:language="en" fo:country="US" officeooo:rsid="001f8c82"/>
    </style:style>
    <style:style style:name="T7" style:family="text">
      <style:text-properties fo:language="en" fo:country="US" officeooo:rsid="0020b2ca"/>
    </style:style>
    <style:style style:name="T8" style:family="text">
      <style:text-properties fo:language="en" fo:country="US" officeooo:rsid="00210d59"/>
    </style:style>
    <style:style style:name="T9" style:family="text">
      <style:text-properties fo:language="en" fo:country="US" officeooo:rsid="0025baa4"/>
    </style:style>
    <style:style style:name="T10" style:family="text">
      <style:text-properties fo:language="en" fo:country="US" officeooo:rsid="00265069"/>
    </style:style>
    <style:style style:name="T11" style:family="text">
      <style:text-properties fo:language="en" fo:country="US" officeooo:rsid="00280322"/>
    </style:style>
    <style:style style:name="T12" style:family="text">
      <style:text-properties fo:language="en" fo:country="US" officeooo:rsid="002d74eb"/>
    </style:style>
    <style:style style:name="T13" style:family="text">
      <style:text-properties fo:language="en" fo:country="US" officeooo:rsid="0033cc54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1807ef"/>
    </style:style>
    <style:style style:name="T16" style:family="text">
      <style:text-properties fo:language="ru" fo:country="RU" officeooo:rsid="0019d091"/>
    </style:style>
    <style:style style:name="T17" style:family="text">
      <style:text-properties fo:language="ru" fo:country="RU" officeooo:rsid="001b1c51"/>
    </style:style>
    <style:style style:name="T18" style:family="text">
      <style:text-properties fo:language="ru" fo:country="RU" officeooo:rsid="001d2f74"/>
    </style:style>
    <style:style style:name="T19" style:family="text">
      <style:text-properties fo:language="ru" fo:country="RU" officeooo:rsid="001ba82a"/>
    </style:style>
    <style:style style:name="T20" style:family="text">
      <style:text-properties fo:language="ru" fo:country="RU" officeooo:rsid="0020b2ca"/>
    </style:style>
    <style:style style:name="T21" style:family="text">
      <style:text-properties fo:language="ru" fo:country="RU" officeooo:rsid="00210d59"/>
    </style:style>
    <style:style style:name="T22" style:family="text">
      <style:text-properties fo:language="ru" fo:country="RU" officeooo:rsid="00211e8d"/>
    </style:style>
    <style:style style:name="T23" style:family="text">
      <style:text-properties fo:language="ru" fo:country="RU" officeooo:rsid="00280322"/>
    </style:style>
    <style:style style:name="T24" style:family="text">
      <style:text-properties fo:language="ru" fo:country="RU" officeooo:rsid="002d74eb"/>
    </style:style>
    <style:style style:name="T25" style:family="text">
      <style:text-properties fo:language="ru" fo:country="RU" officeooo:rsid="0033cc54"/>
    </style:style>
    <style:style style:name="T26" style:family="text">
      <style:text-properties fo:language="ru" fo:country="RU" officeooo:rsid="003ab2dd"/>
    </style:style>
    <style:style style:name="T27" style:family="text">
      <style:text-properties officeooo:rsid="001807ef"/>
    </style:style>
    <style:style style:name="T28" style:family="text">
      <style:text-properties officeooo:rsid="001f8c82"/>
    </style:style>
    <style:style style:name="T29" style:family="text">
      <style:text-properties officeooo:rsid="0020b2ca"/>
    </style:style>
    <style:style style:name="T30" style:family="text">
      <style:text-properties officeooo:rsid="0025baa4"/>
    </style:style>
    <style:style style:name="T31" style:family="text">
      <style:text-properties officeooo:rsid="00265069"/>
    </style:style>
    <style:style style:name="T32" style:family="text">
      <style:text-properties officeooo:rsid="0028765a"/>
    </style:style>
    <style:style style:name="T33" style:family="text">
      <style:text-properties officeooo:rsid="002bb746"/>
    </style:style>
    <style:style style:name="T34" style:family="text">
      <style:text-properties officeooo:rsid="002d74eb"/>
    </style:style>
    <style:style style:name="T35" style:family="text">
      <style:text-properties officeooo:rsid="003c68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5">Документация</text:span></text:p>
      <text:p text:style-name="P19"><text:span text:style-name="T35">Посмотреть, как это работает, можно здесь</text:span><text:line-break/>https://vk.com/video229844553_456239292</text:p>
      <text:p text:style-name="Заголовок_5f_отступ_5f_1"/>
      <text:p text:style-name="Заголовок_5f_отступ_5f_1"><text:span text:style-name="T27">«Парадигма» программирования</text:span></text:p>
      <text:p text:style-name="P15">Я пошёл сложным, но выгодным в дальнейшей перспективе, путём – реализовал на <text:span text:style-name="T1">Future-</text:span><text:span text:style-name="T14">ах. Да, это крайне неудобный способ, но это единственный метод в </text:span><text:span text:style-name="T1">Rust </text:span><text:span text:style-name="T14">создать ассинхронный сервер, когда даже один поток с частотой 3.3ггц может обрабатывать тысячи </text:span><text:span text:style-name="T1">HTTP-</text:span><text:span text:style-name="T14">запросов, а если ядер несколько, например, 4, то можно обрабатывать и ещё в 4 раза больше запросов. </text:span></text:p>
      <text:p text:style-name="P15"><text:span text:style-name="T14">В таком случае для каждого </text:span><text:span text:style-name="T15">запроса создаётся специальный лёгкий поток(или задача), который может пребывать длительное время в состоянии ожидания каких-либо данных от удалённых ресурсов, а в это время может выполняться какой-то ещё лёгкий процесс, нативные потоки ОС же не могут обеспечить столь высокой скорости переключения контекстов потоков по аппаратным причинам, а сами потоки требуют немало памяти под стек.</text:span><text:span text:style-name="T14"> <text:s/>Конечно, производительность будет замедляться из-за конкуренции за данные между </text:span><text:span text:style-name="T15">лёгкими процессами, но это уже напрямую зависит от архитектуры.</text:span></text:p>
      <text:p text:style-name="P15"><text:span text:style-name="T15">К сожалению, использование футур предполагает фактически создание подобия </text:span><text:span text:style-name="T2">AST </text:span><text:span text:style-name="T15">этих задач при помощи </text:span><text:span text:style-name="T2">Rust-</text:span><text:span text:style-name="T15">а, что превращает организацию какого-то цикла или выбора </text:span><text:span text:style-name="T2">match </text:span><text:span text:style-name="T15">в кошмар. Более того, есть одна особенность: футуры, образующие </text:span><text:span text:style-name="T2">AST </text:span><text:span text:style-name="T15">вкладываются друг в друга и образуют сложные трудночитаемые структуры вида </text:span><text:span text:style-name="T2">&lt;</text:span><text:span text:style-name="T3">&lt;</text:span><text:span text:style-name="T2">&lt;&lt;</text:span><text:span text:style-name="T3">&lt;</text:span><text:span text:style-name="T2">&lt;&gt;&gt;&gt;&gt;, </text:span><text:span text:style-name="T15">имена которых довольно скоро </text:span><text:span text:style-name="T16">начинают весить 3МБ, компилятору не хватает на них памяти и он начинает тормозить. Поэтому резонно что бы функции/методы не вкладывались в функции, вызывающие их, особенно это необходимо для </text:span><text:span text:style-name="T3">API, </text:span><text:span text:style-name="T16">методы которых вызываются многими функциями. Поэтому разделим функции на футурах по этому критерию на:</text:span></text:p>
      <text:list xml:id="list877029854" text:style-name="L1">
        <text:list-item>
          <text:p text:style-name="P11">Встраиваемые, вида -&gt; impl Future&lt;Item = Option&lt;String&gt;, Error = Error&gt; {</text:p>
        </text:list-item>
        <text:list-item>
          <text:p text:style-name="P11">Невстраиваемые, вида <text:s/>-&gt; Box&lt;Future&lt;Item = String, Error = Error&gt;&gt; {</text:p>
        </text:list-item>
      </text:list>
      <text:p text:style-name="Мой_20_текст"/>
      <text:p text:style-name="P16"><text:span text:style-name="T14">Встраиваемые, можно считать, являются лишь вынесенными наружу для удобства функциями, аналогично макросам. Невстраиваемые удовлетворяют трейту, поэтому можно даже применить динамический полиморфизм</text:span><text:span text:style-name="T17">(</text:span><text:span text:style-name="T4">TraitObject + dynamic dispatch)</text:span><text:span text:style-name="T14">.</text:span></text:p>
      <text:p text:style-name="P16"><text:span text:style-name="T14">Всем функциям полезно возвращать </text:span><text:span text:style-name="T1">Error </text:span><text:span text:style-name="T14">из библиотеки </text:span><text:span text:style-name="T1">failure, </text:span><text:span text:style-name="T14">такая ошибка крайне напоминает исключения. Особенно важно следующее свойство: </text:span><text:span text:style-name="T17">при динамическом полиморфизме функции могут вернуть совершенно различные ошибки, что при </text:span><text:span text:style-name="T4">enum Error </text:span><text:span text:style-name="T17">было бы затруднительно т. к. в таком случае все возможные ошибки должны быть перечислены.</text:span></text:p>
      <text:p text:style-name="Мой_20_текст"/>
      <text:p text:style-name="Заголовок_5f_отступ_5f_1">Архитектура</text:p>
      <text:p text:style-name="P16"><text:span text:style-name="T14">Проект разбит на несколько крейтов, и каждый крейт предлагает свой </text:span><text:span text:style-name="T1">API </text:span><text:span text:style-name="T14">и специализируется на чём-то определённом, это позволяет распараллелить разработку проекта. </text:span><text:span text:style-name="T13">Api </text:span><text:span text:style-name="T25">для работы с картинками отделено от самого сервера и называется </text:span><text:span text:style-name="T13">ImageApi</text:span></text:p>
      <text:p text:style-name="P16"><text:span text:style-name="T14"/></text:p>
      <text:p text:style-name="Пункты_5f_отступ_5f_1"><text:soft-page-break/>Крейты следующие:</text:p>
      <text:list xml:id="list1867505509" text:style-name="L2">
        <text:list-item>
          <text:p text:style-name="P5"><text:span text:style-name="T14">Сам сервер </text:span><text:span text:style-name="T1">simple_web_server </text:span><text:span text:style-name="T14">и вложенные в него крейты(для компактности), </text:span><text:span text:style-name="T24">для работы с картинками он использует </text:span><text:span text:style-name="T12">ImageApi</text:span></text:p>
        </text:list-item>
        <text:list-item>
          <text:p text:style-name="P5">ImageApi <text:span text:style-name="T14">позволяет сохранять картинки в «БД», умеет делать и </text:span>http <text:span text:style-name="T14">запросы для скачивания файлов по </text:span>URL, <text:span text:style-name="T24">для масштабирования картинок использует </text:span><text:span text:style-name="T34">OpenCV</text:span></text:p>
        </text:list-item>
        <text:list-item>
          <text:p text:style-name="P5">OpenCV_sys <text:span text:style-name="T14">является </text:span>FFI <text:span text:style-name="T14">обёрткой над </text:span>OpenCV</text:p>
        </text:list-item>
        <text:list-item>
          <text:p text:style-name="P5">OpenCV <text:span text:style-name="T14">является высокоуровневой обёрткой над </text:span>OpenCV</text:p>
        </text:list-item>
      </text:list>
      <text:p text:style-name="Заголовок_5f_отступ_5f_1"><text:span text:style-name="T14">Крейт </text:span>SimpleWebServer</text:p>
      <text:p text:style-name="Пункты_5f_отступ_5f_1">SimpleWebServer <text:span text:style-name="T14">использует следующие крейты как зависимости:</text:span></text:p>
      <text:list xml:id="list2493416889" text:style-name="L3">
        <text:list-item>
          <text:p text:style-name="P6">failure<text:span text:style-name="T14">, </text:span>failure_derive <text:span text:style-name="T14">для ошибок</text:span></text:p>
        </text:list-item>
        <text:list-item>
          <text:p text:style-name="P6">futures, <text:span text:style-name="T14">предоставляющие футуры</text:span></text:p>
        </text:list-item>
        <text:list-item>
          <text:p text:style-name="P6">actix_web, <text:span text:style-name="T14">содержащий фреймворк/шедулер задач/лёгких потоков </text:span>tokio<text:span text:style-name="T14">, а так же массу средств для работы с </text:span>http/web</text:p>
        </text:list-item>
      </text:list>
      <text:p text:style-name="Текст_5f_отступ_5f_1"/>
      <text:p text:style-name="Текст_5f_отступ_5f_1">При старте сервера создаётся дочерний нативный поток, в котором и запускается <text:span text:style-name="T1">HTTP-server. </text:span>Другой же, <text:span text:style-name="T1">main, </text:span>остаётся ждать <text:span text:style-name="T1">Ctrl+C, </text:span>после получения этого сигнала он завершает <text:span text:style-name="T1">http_server. </text:span>Так же устанавливается обработчик сигнала <text:span text:style-name="T1">Ctrl+C, </text:span>который посылает команду потоку <text:span text:style-name="T1">main </text:span>при помощи канала.</text:p>
      <text:p text:style-name="Текст_5f_отступ_5f_1"/>
      <text:p text:style-name="Пункты_5f_отступ_5f_1">Arctix <text:span text:style-name="T14">умеет осуществлять маршрутизацию </text:span>http <text:span text:style-name="T14">запросов, поэтому созданы следующие сервисы: </text:span></text:p>
      <text:list xml:id="list91031797" text:style-name="L11">
        <text:list-item>
          <text:p text:style-name="P7"><text:span text:style-name="T19">пустой запрос / </text:span><text:span text:style-name="T18">по </text:span><text:span text:style-name="T5">get </text:span><text:span text:style-name="T19">созда</text:span><text:span text:style-name="T18">ёт</text:span><text:span text:style-name="T19"> страницу загрузки изображений </text:span><text:span text:style-name="T18">на сервер (невстроенная функция ImageApp::show_image)</text:span><text:span text:style-name="T19">, </text:span></text:p>
        </text:list-item>
        <text:list-item>
          <text:p text:style-name="P7"><text:span text:style-name="T19">пустой запрос / </text:span><text:span text:style-name="T18">по </text:span><text:span text:style-name="T5">post </text:span><text:span text:style-name="T18">их загрузку на сервер(</text:span><text:span text:style-name="T5">upload) </text:span><text:span text:style-name="T18">(невстроенная функция ImageApp::put_image)</text:span></text:p>
        </text:list-item>
        <text:list-item>
          <text:p text:style-name="P7"><text:span text:style-name="T20">запрос</text:span><text:span text:style-name="T18"> /</text:span><text:span text:style-name="T5">get_image </text:span><text:span text:style-name="T20">по </text:span><text:span text:style-name="T7">get </text:span><text:span text:style-name="T18">загрузку изображений с се</text:span><text:span text:style-name="T20">рв</text:span><text:span text:style-name="T18">ера (</text:span><text:span text:style-name="T5">download) </text:span><text:span text:style-name="T18">(невстроенная функция ImageApp::get_image)</text:span><text:span text:style-name="T5">. </text:span></text:p>
        </text:list-item>
      </text:list>
      <text:p text:style-name="Текст_5f_отступ_5f_1"/>
      <text:p text:style-name="Заголовок_5f_отступ_5f_2">ImageApp</text:p>
      <text:p text:style-name="Описание_20_функций_5f_отступ_5f_2"><text:span text:style-name="T28">Невстроенная ф</text:span>ункция <text:span text:style-name="T1">ImageApp::show_image </text:span>создаёт страницу <text:span text:style-name="T28">просмотра/загрузки изображения, вызывая встроенную функцию </text:span><text:span text:style-name="T6">ImageApp::create_page. </text:span><text:span text:style-name="T28">Если <text:s/></text:span><text:span text:style-name="T6">ImageApp::create_page </text:span><text:span text:style-name="T28">завершается ошибкой(фатальной), отправляет пользователю описание ошибки.</text:span></text:p>
      <text:p text:style-name="Описание_20_функций_5f_отступ_5f_2"/>
      <text:p text:style-name="Описание_20_функций_5f_отступ_5f_2">Встроенная функция create_page вызывается <text:span text:style-name="T29">до и после загрузки картинки функциями </text:span><text:span text:style-name="T5">ImageApp::show_image </text:span><text:span text:style-name="T29">и put_image соответственно, </text:span>и создаёт страницу, либо возвращает ошибку, если ошибка фатальна.</text:p>
      <text:p text:style-name="Пункты_5f_отступ_5f_2"/>
      <text:list xml:id="list3669092652" text:style-name="L10">
        <text:list-item>
          <text:p text:style-name="P12">Сначала она формирует <text:span text:style-name="T29">описание всех положительных результатов при загрузке изображений</text:span></text:p>
        </text:list-item>
        <text:list-item>
          <text:p text:style-name="P12">Потом формирует описание всех ошибок</text:p>
        </text:list-item>
        <text:list-item>
          <text:p text:style-name="P12">Потом формирует форму загрузки изображения/ий</text:p>
        </text:list-item>
        <text:list-item>
          <text:p text:style-name="P12">Запрашивает у <text:span text:style-name="T1">ImageApi </text:span>список всех картинок в БД, или выводит ошибку, если такова произошла</text:p>
        </text:list-item>
        <text:list-item>
          <text:p text:style-name="P12">Формирует список изображений в <text:span text:style-name="T1">http, </text:span>далее клиент загружает эти изображения по <text:span text:style-name="T1">url, д</text:span>елая запрос /<text:span text:style-name="T5">get_image </text:span>по <text:span text:style-name="T1">get</text:span></text:p>
        </text:list-item>
      </text:list>
      <text:p text:style-name="Пункты_5f_отступ_5f_2"/>
      <text:p text:style-name="Описание_20_функций_5f_отступ_5f_2"><text:soft-page-break/>Невстроенная функция <text:span text:style-name="T1">ImageApp::get_image </text:span>отправляет пользователю запрашиваемую картинку. Данные картинки она получает при помощи вызова метода ImageApi::get_image, если произошла ошибка, возвращает текст ошибки</text:p>
      <text:p text:style-name="Описание_20_функций_5f_отступ_5f_2"/>
      <text:p text:style-name="Описание_20_функций_5f_отступ_5f_2">Встроенная функция <text:span text:style-name="T1">ImageApp::put_image </text:span>позволяет загрузить изображения на сервер. Поддерживает <text:span text:style-name="T1">Multipart, URL, base-64.</text:span></text:p>
      <text:p text:style-name="Описание_20_функций_5f_отступ_5f_2"/>
      <text:p text:style-name="Пункты_5f_отступ_5f_2">Функция устроена довольно сложно: </text:p>
      <text:list xml:id="list1772951863" text:style-name="L12">
        <text:list-item>
          <text:p text:style-name="P13"><text:span text:style-name="T21">она формирует </text:span><text:span text:style-name="T8">stream </text:span><text:span text:style-name="T21">полей запроса при помощи вызовов встраиваемой функции </text:span><text:span text:style-name="T8">ImageApp::read_field</text:span></text:p>
        </text:list-item>
        <text:list-item>
          <text:p text:style-name="P13"><text:span text:style-name="T21">не все поля могут быть заданы, </text:span><text:span text:style-name="T22">их не следует обрабатывать вообще, поэтому их фильтруем filter</text:span></text:p>
        </text:list-item>
        <text:list-item>
          <text:p text:style-name="P13">Option&lt;Field&gt; <text:span text:style-name="T14">превращаем в </text:span>Field .map(|field| field.unwrap())</text:p>
        </text:list-item>
        <text:list-item>
          <text:p text:style-name="P13">Превращяем поток полей в вектор</text:p>
        </text:list-item>
        <text:list-item>
          <text:p text:style-name="P13">Обрабатываем вектор полей:</text:p>
        </text:list-item>
        <text:list-item>
          <text:p text:style-name="P13">Для каждого поля вызываем встроенную функцию <text:span text:style-name="T1">AppImage::process_put_image, </text:span>которая при помощи вызова <text:span text:style-name="T1">ImageApi::put_image </text:span>загружает изображение в БД, возвращает результат, в т.ч. и ошибку</text:p>
        </text:list-item>
        <text:list-item>
          <text:p text:style-name="P13">Превращает поток результатор в вектор</text:p>
        </text:list-item>
        <text:list-item>
          <text:p text:style-name="P13">Обрабатываем ошибки/результаты, сортируем их по двум векторам ошибок и положительных результатов</text:p>
        </text:list-item>
        <text:list-item>
          <text:p text:style-name="P13">Создаёт страницу с описанием результатов загрузки изображений</text:p>
        </text:list-item>
      </text:list>
      <text:p text:style-name="Пункты_5f_отступ_5f_2"/>
      <text:p text:style-name="Описание_20_функций_5f_отступ_5f_2">Встроенная функция <text:span text:style-name="T1">ImageApp::read_field </text:span>читает поля в <text:span text:style-name="T1">Multipart-</text:span>запросе и возвращает <text:span text:style-name="T1">Some(field_name, field_data), </text:span>если поле не пусто, и <text:span text:style-name="T1">None, </text:span>если значение поля пусто, в случае ошибки может вернуть ошибку</text:p>
      <text:p text:style-name="Описание_20_функций_5f_отступ_5f_2"/>
      <text:p text:style-name="Описание_20_функций_5f_отступ_5f_2">Встроенная функция <text:span text:style-name="T1">ImageApp::process_put_image </text:span>загружает картинку на сервер, при этом определяет, является ли поле запроса тектом или бинарными данными и вызывает соответствующую реализацию метода ImageApi::put_image. Таким образом, <text:s/>ImageApi::put_image получает на вход довольно чистые данные. Может вернуть <text:span text:style-name="T1">None </text:span>если вдруг данных нет. Если заявленно, что это текстовая информация, но при этом она не соотвутствует <text:span text:style-name="T1">Utf-8, </text:span>возвращает ошибку.</text:p>
      <text:p text:style-name="P1">ImageApi</text:p>
      <text:p text:style-name="Описание_20_функций_5f_отступ_5f_1">Невстроенная функция <text:span text:style-name="T1">put_image </text:span>загружает картинку на сервер. Функция принимает либо тектовые данные, либо бинарные. Если данные бинарные, то вызывается невстроенная функция upload_image. <text:span text:style-name="T30">Если это текст и он </text:span><text:span text:style-name="T9">Base64, </text:span><text:span text:style-name="T30">то upload_image_base64, если нет, то если текст </text:span><text:span text:style-name="T10">URL, </text:span><text:span text:style-name="T31">то картинка скачивается функцией download_image, иначе возвращается ошибка.</text:span></text:p>
      <text:p text:style-name="Описание_20_функций_5f_отступ_5f_1"/>
      <text:p text:style-name="P14">Невстроенная функция <text:span text:style-name="T1">upload_image </text:span>принимает бинарные данные картинки, и записывает большую и миниатюру картинки в БД, в качестве БД используется директория на жёстком диске, а картинки пронумерованы. Следует отметить, что после каждого запуска информация из БД «стирается» и картинки снова начинают нумероваться с нуля – устройства сложной БД не требуется по заданию, да к тому же усложняет развёртывание примера.</text:p>
      <text:p text:style-name="Описание_20_функций_5f_отступ_5f_1"/>
      <text:p text:style-name="Пункты_5f_отступ_5f_1">Функция работает следующим образом:</text:p>
      <text:list xml:id="list543796494" text:style-name="L13">
        <text:list-item>
          <text:p text:style-name="P8"><text:soft-page-break/><text:span text:style-name="T23">сохраняет картинку в БД, вызывая функция </text:span><text:span text:style-name="T11">write_image</text:span></text:p>
        </text:list-item>
        <text:list-item>
          <text:p text:style-name="P8"><text:span text:style-name="T14">Изменяет размер картинки, и сохраняет миниатюру под другим названием при помощи </text:span><text:span text:style-name="T1">OpenCV, </text:span><text:span text:style-name="T14">вызывая функцию </text:span><text:span text:style-name="T1">ResizeImage</text:span></text:p>
        </text:list-item>
        <text:list-item>
          <text:p text:style-name="P8">Создаёт результат, повествующий о успешной загрузке картинки</text:p>
        </text:list-item>
      </text:list>
      <text:p text:style-name="Описание_20_функций_5f_отступ_5f_1"/>
      <text:p text:style-name="Описание_20_функций_5f_отступ_5f_1">Функция на <text:span text:style-name="T1">Rust write_image </text:span>записывает картинку на жёсткий диск. </text:p>
      <text:p text:style-name="Описание_20_функций_5f_отступ_5f_1"/>
      <text:p text:style-name="Описание_20_функций_5f_отступ_5f_1">Функция на <text:span text:style-name="T1">Rust resize_image </text:span>создаёт миниатюру картинки и записывает её на диск при помощи высокоуровневой обёртки над <text:span text:style-name="T1">OpenCV</text:span></text:p>
      <text:p text:style-name="Описание_20_функций_5f_отступ_5f_1"/>
      <text:p text:style-name="Описание_20_функций_5f_отступ_5f_1">Функция на <text:span text:style-name="T1">Rust is_image_base64 </text:span>проверяет, является ли текст <text:span text:style-name="T1">base64</text:span></text:p>
      <text:p text:style-name="Описание_20_функций_5f_отступ_5f_1"/>
      <text:p text:style-name="Описание_20_функций_5f_отступ_5f_1">Встроенная функция upload_image_base64 получает на вход строку в <text:span text:style-name="T1">base64, </text:span>декодирует <text:span text:style-name="T1">base64 </text:span>в бинарные данные и запускает функцию upload_image, поэтому возвращает либо сообщение о успешной загрузке, либо ошибку.</text:p>
      <text:p text:style-name="Описание_20_функций_5f_отступ_5f_1"/>
      <text:p text:style-name="Описание_20_функций_5f_отступ_5f_1">Встроенная фукнция download_image умеет скачивать картинку по данному <text:span text:style-name="T1">URL. </text:span>При помощи специального <text:span text:style-name="T1">Http-</text:span>клиента в библиотеке <text:span text:style-name="T1">actix </text:span>производится запрос другому серверу, при этом данный лёгкий поток засыпает и просыпается, когда приходит ответ. <text:span text:style-name="T33">Далее либо картинка загружается при помощи функции upload_image, либо возвращается ошибка.</text:span></text:p>
      <text:p text:style-name="Описание_20_функций_5f_отступ_5f_1"/>
      <text:p text:style-name="Описание_20_функций_5f_отступ_5f_1">Невстроенная функция <text:span text:style-name="T32">get_image </text:span>возвращает бинарные данные картинки(полной и миниатюры в зависимости от <text:span text:style-name="T1">URI), </text:span>но существует лишь что бы обернуть встроенную функцию <text:span text:style-name="T1">load_image </text:span>в <text:span text:style-name="T1">Box.</text:span></text:p>
      <text:p text:style-name="Описание_20_функций_5f_отступ_5f_1"/>
      <text:p text:style-name="Описание_20_функций_5f_отступ_5f_1">Встроенная функция <text:s/><text:span text:style-name="T1">load_image </text:span>загружает картинку из БД(просто из директории) и возвращает либо данные, либо ошибку. Эта функция может быть доработана для использования полноценных БД</text:p>
      <text:p text:style-name="Описание_20_функций_5f_отступ_5f_1"/>
      <text:p text:style-name="P14">Невстроенная функция get_images_list возвращает список идентификаторов существующих картинок в БД, может быть расширена для использования полноценной БД</text:p>
      <text:p text:style-name="Описание_20_функций_5f_отступ_5f_1"/>
      <text:p text:style-name="Описание_20_функций_5f_отступ_5f_1"/>
      <text:p text:style-name="Заголовок_5f_отступ_5f_1">OpenCV_sys</text:p>
      <text:p text:style-name="Текст_5f_отступ_5f_1">OpenCV sys <text:span text:style-name="T14">является </text:span>FFI <text:span text:style-name="T14">обёрткой над </text:span>OpenCL. <text:span text:style-name="T14">Следует отметить, что использовать </text:span>OpenCL <text:span text:style-name="T14">из </text:span>Rust <text:span text:style-name="T14">стало затруднительно, поскольку разработчики решили выпилить </text:span>C-<text:span text:style-name="T14">шный </text:span>API, <text:span text:style-name="T14">а </text:span>C++ Rust <text:span text:style-name="T14">использовать не может.. Но кое-как удалось заставить это работать. Что-бы полноценно использовать </text:span>OpenCV, <text:span text:style-name="T14">необходимо сделать обёртку над </text:span>C++ <text:span text:style-name="T14">интерфейсом, которая имеет </text:span>C-<text:span text:style-name="T14">шный </text:span>API, <text:span text:style-name="T14">либо использовать готовый </text:span>crate, <text:s/><text:span text:style-name="T14">«но это уже совсем другая история».</text:span></text:p>
      <text:p text:style-name="Описание_20_функций_5f_отступ_5f_1"/>
      <text:p text:style-name="Пункты_5f_отступ_5f_1">Оборачивает функции:</text:p>
      <text:list xml:id="list1350093905" text:style-name="L8">
        <text:list-item>
          <text:p text:style-name="P9">cvLoadImage</text:p>
        </text:list-item>
        <text:list-item>
          <text:p text:style-name="P9">cvSaveImage</text:p>
        </text:list-item>
        <text:list-item>
          <text:p text:style-name="P9">cvResize</text:p>
        </text:list-item>
        <text:list-item>
          <text:p text:style-name="P9">cvCreateImage</text:p>
        </text:list-item>
        <text:list-item>
          <text:p text:style-name="P9">cvGetErrStatus<text:line-break/></text:p>
        </text:list-item>
      </text:list>
      <text:p text:style-name="Заголовок_5f_отступ_5f_1"><text:soft-page-break/>OpenCV</text:p>
      <text:p text:style-name="Текст_5f_отступ_5f_1">OpenCV <text:span text:style-name="T14">является высокоуровневой обёрткой над </text:span>OpenCL, <text:span text:style-name="T14">использующей крейт </text:span>OpecCV_sys <text:span text:style-name="T14">и предоставляющее высокоуровневое </text:span>Rust-<text:span text:style-name="T14">овское </text:span>API</text:p>
      <text:p text:style-name="Описание_20_функций_5f_отступ_5f_1"/>
      <text:p text:style-name="Пункты_5f_отступ_5f_1">Собственно предоставляет структуру Image, которая имеет следующие методы:</text:p>
      <text:list xml:id="list2986782113" text:style-name="L9">
        <text:list-item>
          <text:p text:style-name="P10">create</text:p>
        </text:list-item>
        <text:list-item>
          <text:p text:style-name="P10">open</text:p>
        </text:list-item>
        <text:list-item>
          <text:p text:style-name="P10">save</text:p>
        </text:list-item>
        <text:list-item>
          <text:p text:style-name="P10">resize</text:p>
        </text:list-item>
      </text:list>
      <text:p text:style-name="Пункты_5f_отступ_5f_1"/>
      <text:p text:style-name="Пункты_5f_отступ_5f_1"/>
      <text:p text:style-name="P2">Тесты</text:p>
      <text:p text:style-name="P17">В файле <text:span text:style-name="T1">image_api.rs </text:span><text:span text:style-name="T14">перечислено несколько тестов, в том числе и для методов </text:span><text:span text:style-name="T1">API-</text:span><text:span text:style-name="T14">футур, причём эти методы запускаются не параллельно, потому что могут возникать конфликты при работе с файлами или БД.</text:span></text:p>
      <text:p text:style-name="P17"><text:span text:style-name="T14"/></text:p>
      <text:p text:style-name="P3">Библиотеки-зависимости</text:p>
      <text:p text:style-name="P18">Необходимо установить <text:span text:style-name="T1">OpenCL </text:span><text:span text:style-name="T14">и </text:span><text:span text:style-name="T1">OpenSSL, </text:span><text:span text:style-name="T26">настроить переменные окруже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Helvetica" svg:font-family="Helvetica" style:font-adornments="Обычный" style:font-family-generic="modern" style:font-pitch="variable"/>
    <style:font-face style:name="0" svg:font-family="0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Мой_20_текст" style:display-name="Мой текст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style:page-number="auto" fo:background-color="transparent">
        <style:tab-stops/>
      </style:paragraph-properties>
      <style:text-properties style:font-name="Helvetica" fo:font-family="Helvetica" style:font-style-name="Обычный" style:font-family-generic="modern" style:font-pitch="variable"/>
    </style:style>
    <style:style style:name="Заголовок_5f_отступ_5f_1" style:display-name="Заголовок_отступ_1" style:family="paragraph" style:parent-style-name="Мой_20_текст">
      <style:paragraph-properties fo:margin-left="0.499cm" fo:margin-right="0cm" fo:margin-top="0.3cm" fo:margin-bottom="0.499cm" loext:contextual-spacing="true" fo:text-align="start" style:justify-single-word="false" fo:text-indent="0cm" style:auto-text-indent="false"/>
      <style:text-properties fo:font-size="16pt"/>
    </style:style>
    <style:style style:name="Текст_5f_отступ_5f_1" style:display-name="Текст_отступ_1" style:family="paragraph" style:parent-style-name="Мой_20_текст" style:master-page-name="">
      <style:paragraph-properties fo:margin-left="0.499cm" fo:margin-right="0cm" fo:text-align="start" style:justify-single-word="false" fo:text-indent="0.499cm" style:auto-text-indent="false" style:page-number="auto"/>
    </style:style>
    <style:style style:name="Текст_5f_отступ_5f_2" style:display-name="Текст_отступ_2" style:family="paragraph" style:parent-style-name="Мой_20_текст">
      <style:paragraph-properties fo:margin-left="1cm" fo:margin-right="0cm" fo:text-indent="0.499cm" style:auto-text-indent="false"/>
    </style:style>
    <style:style style:name="Заголовок_5f_отступ_5f_2" style:display-name="Заголовок_отступ_2" style:family="paragraph" style:parent-style-name="Мой_20_текст">
      <style:paragraph-properties fo:margin-left="1cm" fo:margin-right="0cm" fo:margin-top="0.15cm" fo:margin-bottom="0.3cm" loext:contextual-spacing="false" fo:text-indent="0cm" style:auto-text-indent="false"/>
      <style:text-properties fo:font-weight="bold"/>
    </style:style>
    <style:style style:name="Описание_20_функций_5f_отступ_5f_1" style:display-name="Описание функций_отступ_1" style:family="paragraph" style:parent-style-name="Мой_20_текст">
      <style:paragraph-properties fo:margin-left="0.499cm" fo:margin-right="0cm" fo:text-align="start" style:justify-single-word="false" fo:text-indent="0cm" style:auto-text-indent="false">
        <style:tab-stops/>
      </style:paragraph-properties>
    </style:style>
    <style:style style:name="Пункты_5f_отступ_5f_1" style:display-name="Пункты_отступ_1" style:family="paragraph" style:parent-style-name="Мой_20_текст">
      <style:paragraph-properties fo:margin-left="0.499cm" fo:margin-right="0cm" fo:text-align="start" style:justify-single-word="false" fo:text-indent="0cm" style:auto-text-indent="false"/>
    </style:style>
    <style:style style:name="Описание_20_функций_5f_отступ_5f_2" style:display-name="Описание функций_отступ_2" style:family="paragraph" style:parent-style-name="Мой_20_текст">
      <style:paragraph-properties fo:margin-left="1cm" fo:margin-right="0cm" fo:text-indent="0cm" style:auto-text-indent="false">
        <style:tab-stops/>
      </style:paragraph-properties>
    </style:style>
    <style:style style:name="Пункты_5f_отступ_5f_2" style:display-name="Пункты_отступ_2" style:family="paragraph" style:parent-style-name="Мой_20_текст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21:58:59.663000000</meta:creation-date>
    <dc:date>2019-10-23T07:15:47.935000000</dc:date>
    <meta:editing-duration>PT2H12M58S</meta:editing-duration>
    <meta:editing-cycles>10</meta:editing-cycles>
    <meta:generator>LibreOffice/6.1.4.2$Windows_X86_64 LibreOffice_project/9d0f32d1f0b509096fd65e0d4bec26ddd1938fd3</meta:generator>
    <meta:document-statistic meta:table-count="0" meta:image-count="0" meta:object-count="0" meta:page-count="5" meta:paragraph-count="83" meta:word-count="1295" meta:character-count="9910" meta:non-whitespace-character-count="8721"/>
  </office:meta>
</office:document-meta>
</file>